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officeooo:rsid="0014a0b8" officeooo:paragraph-rsid="0014a0b8"/>
    </style:style>
    <style:style style:name="P3" style:family="paragraph" style:parent-style-name="Standard">
      <style:text-properties officeooo:paragraph-rsid="00163c6b"/>
    </style:style>
    <style:style style:name="P4" style:family="paragraph" style:parent-style-name="Standard">
      <style:text-properties officeooo:paragraph-rsid="00187dc1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4a0b8" officeooo:paragraph-rsid="00163c6b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dea1a" officeooo:paragraph-rsid="001dea1a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f20e1" officeooo:paragraph-rsid="001f20e1"/>
    </style:style>
    <style:style style:name="P8" style:family="paragraph" style:parent-style-name="Standard">
      <style:text-properties fo:font-size="14pt" fo:language="it" fo:country="IT" style:font-size-asian="14pt" style:font-size-complex="14pt"/>
    </style:style>
    <style:style style:name="P9" style:family="paragraph" style:parent-style-name="Standard">
      <style:text-properties fo:font-size="14pt" fo:language="it" fo:country="IT" officeooo:paragraph-rsid="00163c6b" style:font-size-asian="14pt" style:font-size-complex="14pt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Standard">
      <style:text-properties fo:language="it" fo:country="IT" officeooo:rsid="00187dc1" officeooo:paragraph-rsid="00187dc1"/>
    </style:style>
    <style:style style:name="P12" style:family="paragraph" style:parent-style-name="Standard">
      <style:text-properties fo:language="it" fo:country="IT" officeooo:rsid="0014a0b8" officeooo:paragraph-rsid="0014a0b8"/>
    </style:style>
    <style:style style:name="P13" style:family="paragraph" style:parent-style-name="Standard" style:master-page-name="Standard">
      <style:paragraph-properties style:page-number="auto"/>
      <style:text-properties fo:font-size="16pt" fo:language="it" fo:country="IT" officeooo:rsid="0024fd90" officeooo:paragraph-rsid="0024fd90" style:font-size-asian="16pt" style:font-size-complex="16pt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fo:language="it" fo:country="IT"/>
    </style:style>
    <style:style style:name="P16" style:family="paragraph" style:parent-style-name="List_20_Paragraph" style:list-style-name="WWNum1">
      <style:text-properties fo:language="it" fo:country="IT" officeooo:paragraph-rsid="00163c6b"/>
    </style:style>
    <style:style style:name="P17" style:family="paragraph" style:parent-style-name="List_20_Paragraph" style:list-style-name="WWNum1">
      <style:text-properties fo:language="it" fo:country="IT" officeooo:paragraph-rsid="0014a0b8"/>
    </style:style>
    <style:style style:name="P18" style:family="paragraph" style:parent-style-name="List_20_Paragraph" style:list-style-name="WWNum1">
      <style:text-properties fo:language="it" fo:country="IT" officeooo:rsid="0014a0b8" officeooo:paragraph-rsid="00163c6b"/>
    </style:style>
    <style:style style:name="P19" style:family="paragraph" style:parent-style-name="List_20_Paragraph" style:list-style-name="WWNum1">
      <style:text-properties fo:language="it" fo:country="IT" officeooo:rsid="0014a0b8" officeooo:paragraph-rsid="0014a0b8"/>
    </style:style>
    <style:style style:name="P20" style:family="paragraph" style:parent-style-name="List_20_Paragraph" style:list-style-name="WWNum1">
      <style:text-properties fo:language="it" fo:country="IT" officeooo:rsid="001b9d6b" officeooo:paragraph-rsid="001b9d6b"/>
    </style:style>
    <style:style style:name="P21" style:family="paragraph" style:parent-style-name="List_20_Paragraph" style:list-style-name="L1">
      <style:text-properties fo:language="it" fo:country="IT" officeooo:rsid="0021deed" officeooo:paragraph-rsid="0021deed"/>
    </style:style>
    <style:style style:name="P22" style:family="paragraph" style:parent-style-name="List_20_Paragraph" style:list-style-name="L1">
      <style:text-properties fo:language="it" fo:country="IT" officeooo:rsid="0021115f" officeooo:paragraph-rsid="0021115f"/>
    </style:style>
    <style:style style:name="P23" style:family="paragraph" style:parent-style-name="List_20_Paragraph" style:list-style-name="L2">
      <style:text-properties fo:language="it" fo:country="IT" officeooo:rsid="001dea1a" officeooo:paragraph-rsid="001dea1a"/>
    </style:style>
    <style:style style:name="P24" style:family="paragraph" style:parent-style-name="List_20_Paragraph" style:list-style-name="L2">
      <style:text-properties fo:language="it" fo:country="IT" officeooo:rsid="001c5f13" officeooo:paragraph-rsid="001dea1a"/>
    </style:style>
    <style:style style:name="P25" style:family="paragraph" style:parent-style-name="List_20_Paragraph" style:list-style-name="WWNum1">
      <style:text-properties officeooo:rsid="0014a0b8" officeooo:paragraph-rsid="00163c6b"/>
    </style:style>
    <style:style style:name="P26" style:family="paragraph" style:parent-style-name="List_20_Paragraph" style:list-style-name="WWNum1">
      <style:text-properties officeooo:rsid="0016d7c2" officeooo:paragraph-rsid="0016d7c2"/>
    </style:style>
    <style:style style:name="P27" style:family="paragraph" style:parent-style-name="List_20_Paragraph" style:list-style-name="L2">
      <style:text-properties officeooo:paragraph-rsid="001dea1a"/>
    </style:style>
    <style:style style:name="P28" style:family="paragraph" style:parent-style-name="List_20_Paragraph" style:list-style-name="L2">
      <style:text-properties officeooo:rsid="001dea1a" officeooo:paragraph-rsid="001dea1a"/>
    </style:style>
    <style:style style:name="P29" style:family="paragraph" style:parent-style-name="List_20_Paragraph" style:list-style-name="L2">
      <style:text-properties fo:font-size="11pt" fo:language="it" fo:country="IT" officeooo:rsid="00163c6b" officeooo:paragraph-rsid="001dea1a" style:font-size-asian="9.60000038146973pt" style:font-size-complex="11pt"/>
    </style:style>
    <style:style style:name="P30" style:family="paragraph" style:parent-style-name="List_20_Paragraph" style:list-style-name="L3"/>
    <style:style style:name="P31" style:family="paragraph" style:parent-style-name="List_20_Paragraph" style:list-style-name="WWNum1">
      <style:paragraph-properties fo:margin-left="0in" fo:margin-right="0in" fo:text-indent="0in" style:auto-text-indent="false"/>
      <style:text-properties fo:font-size="11pt" fo:language="it" fo:country="IT" officeooo:rsid="00163c6b" officeooo:paragraph-rsid="001c5f13" style:font-size-asian="9.60000038146973pt" style:font-size-complex="11pt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a0b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14a0b8" style:font-weight-asian="bold" style:font-weight-complex="bold"/>
    </style:style>
    <style:style style:name="T5" style:family="text">
      <style:text-properties fo:language="it" fo:country="IT" officeooo:rsid="00163c6b"/>
    </style:style>
    <style:style style:name="T6" style:family="text">
      <style:text-properties fo:language="it" fo:country="IT" officeooo:rsid="0016d7c2"/>
    </style:style>
    <style:style style:name="T7" style:family="text">
      <style:text-properties fo:language="it" fo:country="IT" officeooo:rsid="00187dc1"/>
    </style:style>
    <style:style style:name="T8" style:family="text">
      <style:text-properties fo:language="it" fo:country="IT" officeooo:rsid="001a701a"/>
    </style:style>
    <style:style style:name="T9" style:family="text">
      <style:text-properties fo:language="it" fo:country="IT" officeooo:rsid="001c5f13"/>
    </style:style>
    <style:style style:name="T10" style:family="text">
      <style:text-properties fo:language="it" fo:country="IT" officeooo:rsid="001dea1a"/>
    </style:style>
    <style:style style:name="T11" style:family="text">
      <style:text-properties fo:language="it" fo:country="IT" officeooo:rsid="0021deed"/>
    </style:style>
    <style:style style:name="T12" style:family="text">
      <style:text-properties fo:font-size="11pt" fo:language="it" fo:country="IT" officeooo:rsid="00163c6b" style:font-size-asian="11pt" style:font-size-complex="11pt"/>
    </style:style>
    <style:style style:name="T13" style:family="text">
      <style:text-properties fo:font-size="11pt" fo:language="it" fo:country="IT" officeooo:rsid="00187dc1" style:font-size-asian="11pt" style:font-size-complex="11pt"/>
    </style:style>
    <style:style style:name="T14" style:family="text">
      <style:text-properties fo:font-size="11pt" fo:language="it" fo:country="IT" officeooo:rsid="001dea1a" style:font-size-asian="9.60000038146973pt" style:font-size-complex="11pt"/>
    </style:style>
    <style:style style:name="T15" style:family="text">
      <style:text-properties fo:font-size="11pt" officeooo:rsid="001c5f13" style:font-size-asian="9.60000038146973pt" style:font-size-complex="11pt"/>
    </style:style>
    <style:style style:name="T16" style:family="text">
      <style:text-properties officeooo:rsid="0021de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SA, Energy Saving Smart-Home Application</text:p>
      <text:p text:style-name="P9">Modulo Room</text:p>
      <text:p text:style-name="P4"><text:span text:style-name="T1">Questo modulo monitora la temperatura </text:span><text:span text:style-name="T6">e</text:span><text:span text:style-name="T1"> l’umidità della stanza.</text:span></text:p>
      <text:p text:style-name="P4"><text:span text:style-name="T7">T</text:span><text:span text:style-name="T1">ramite un servomotore controlla il flusso d’aria in ingresso ed invia in modo periodico i dati (Temperatura, Umidità, </text:span><text:span text:style-name="T7">(Gas), movimento,</text:span><text:span text:style-name="T1"> Percentuale Valvola) all’unità centrale.</text:span></text:p>
      <text:p text:style-name="P11">Tramite il sensore di movimento è a conoscenza della presenza di persone nella stanza e regola la temperatura desiderata in base all’ultimo movimento.</text:p>
      <text:list xml:id="list2882549290" text:style-name="WWNum1">
        <text:list-item>
          <text:p text:style-name="P16">DHT22 Sensore temperatura ed umidità</text:p>
        </text:list-item>
        <text:list-item>
          <text:p text:style-name="P25"><text:span text:style-name="T1">MQ4 </text:span><text:span text:style-name="T5">(optional)</text:span></text:p>
        </text:list-item>
        <text:list-item>
          <text:p text:style-name="P26"><text:span text:style-name="T5">P</text:span><text:span text:style-name="T1">IR</text:span></text:p>
        </text:list-item>
        <text:list-item>
          <text:p text:style-name="P16">Servomotore per controllo flusso in ingresso</text:p>
        </text:list-item>
        <text:list-item>
          <text:p text:style-name="P18">Xbee Pro</text:p>
        </text:list-item>
        <text:list-item>
          <text:p text:style-name="P20">led di errore</text:p>
        </text:list-item>
        <text:list-item>
          <text:p text:style-name="P20">led di raggiungimento temperatura desiderata (intensità proporzionale)</text:p>
        </text:list-item>
        <text:list-item>
          <text:p text:style-name="P20">led modalità risparmio (non c’è nessuno)</text:p>
        </text:list-item>
      </text:list>
      <text:p text:style-name="P5"/>
      <text:p text:style-name="P7">Setup:</text:p>
      <text:list xml:id="list4135539730" text:style-name="L1">
        <text:list-item>
          <text:p text:style-name="P21">check valvola</text:p>
        </text:list-item>
        <text:list-item>
          <text:p text:style-name="P21">check sensori</text:p>
        </text:list-item>
        <text:list-item>
          <text:p text:style-name="P22">check connection, invio pacchetto <text:span text:style-name="T16">init</text:span></text:p>
        </text:list-item>
        <text:list-item>
          <text:p text:style-name="P21">aspetto ack</text:p>
          <text:list>
            <text:list-item>
              <text:p text:style-name="P21">ricevo Id stanza</text:p>
            </text:list-item>
            <text:list-item>
              <text:p text:style-name="P21">ricevo parametri iniziali di settaggio</text:p>
            </text:list-item>
          </text:list>
        </text:list-item>
      </text:list>
      <text:p text:style-name="P7"/>
      <text:p text:style-name="P6">Running:</text:p>
      <text:list xml:id="list1165022755" text:style-name="L2">
        <text:list-item>
          <text:p text:style-name="P27"><text:span text:style-name="T9">G</text:span><text:span text:style-name="T10">estione</text:span></text:p>
          <text:list>
            <text:list-item>
              <text:p text:style-name="P28"><text:span text:style-name="T1">lettura temperatura e umidità </text:span><text:span text:style-name="T11">(2s)</text:span></text:p>
            </text:list-item>
            <text:list-item>
              <text:p text:style-name="P23">lettura livello gas</text:p>
            </text:list-item>
            <text:list-item>
              <text:p text:style-name="P23">lettura presenza di movimento</text:p>
            </text:list-item>
            <text:list-item>
              <text:p text:style-name="P23">posizione valvola</text:p>
            </text:list-item>
          </text:list>
        </text:list-item>
        <text:list-item>
          <text:p text:style-name="P24">Ricezione parametri</text:p>
          <text:list>
            <text:list-item>
              <text:p text:style-name="P27"><text:span text:style-name="T5">ricezione </text:span><text:span text:style-name="T7">settings</text:span></text:p>
            </text:list-item>
            <text:list-item>
              <text:p text:style-name="P27"><text:span text:style-name="T12">Gestione eventi di errore </text:span><text:span text:style-name="T13">(mancata ricezione)</text:span></text:p>
            </text:list-item>
          </text:list>
        </text:list-item>
        <text:list-item>
          <text:p text:style-name="P27"><text:span text:style-name="T14">I</text:span><text:span text:style-name="T15">nvio periodico parametri</text:span></text:p>
          <text:list>
            <text:list-item>
              <text:p text:style-name="P29">Invio stato della room</text:p>
            </text:list-item>
          </text:list>
        </text:list-item>
      </text:list>
      <text:list xml:id="list172859433848379" text:continue-list="list2882549290" text:style-name="WWNum1">
        <text:list-header>
          <text:p text:style-name="P31"/>
        </text:list-header>
      </text:list>
      <text:p text:style-name="P8">Modulo Central Unit</text:p>
      <text:p text:style-name="P12">Questo modulo è implementato come due task sulla stm32f4, un task che si occupa di gestire il touch screen per ricevere gli eventi ed un altro per rappresentare lo stato del sistema.</text:p>
      <text:list xml:id="list172858186902124" text:continue-numbering="true" text:style-name="WWNum1">
        <text:list-item>
          <text:p text:style-name="P17">LCD Touch Screen</text:p>
        </text:list-item>
        <text:list-item>
          <text:p text:style-name="P19">Xbee Pro</text:p>
        </text:list-item>
      </text:list>
      <text:p text:style-name="P12">Lo stato del sistema viene rappresentato come una pagina principale per i settaggi ed una per ogni stanza (2).</text:p>
      <text:p text:style-name="P2"><text:soft-page-break/><text:span text:style-name="T3">Pagina principale</text:span><text:span text:style-name="T1">, mostra la temperatura media, </text:span><text:span text:style-name="T8">umidità media, movimento in almeno una stanza</text:span><text:span text:style-name="T1">, permette di imporre un limite massimo e minimo per i settaggi.</text:span></text:p>
      <text:p text:style-name="P3"><text:span text:style-name="T4">Pagina Room</text:span><text:span text:style-name="T2">, mostra i dati in real-time provenienti dalla room, è possibile settare la temperatura desiderata.</text:span></text:p>
      <text:list xml:id="list1662197840" text:style-name="L3">
        <text:list-item>
          <text:p text:style-name="P30">gestione eventi errore</text:p>
        </text:list-item>
        <text:list-item>
          <text:p text:style-name="P30"><text:span text:style-name="T2">i</text:span><text:span text:style-name="T5">nvio periodico status stanza (frequenza bassa per risparmio energetico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</text:p>
      <text:p text:style-name="P1">Modulo Scambiatore</text:p>
      <text:p text:style-name="P1">L’impianto di riscaldamento viene avviato tramite un relè optoisolato, e tramite un sensore di temperatura prendo la temperatura dello scambiatore in modo da regolare la velocità della ventola, la temperatura dello scambiatore non deve superare la temperatura di funzionamento.</text:p>
      <text:p text:style-name="P1">Nel caso in cui la temperatura dello scambiatore supera i valori prefissati, il sistema di riscaldamento viene spento e segnalato il malfunzionamento</text:p>
      <text:list xml:id="list172858296344716" text:continue-list="list172858186902124" text:style-name="WWNum1">
        <text:list-item>
          <text:p text:style-name="P15">Sonda temperatura 18B20 per Temperatura Scambiatore</text:p>
        </text:list-item>
        <text:list-item>
          <text:p text:style-name="P14"><text:span text:style-name="T1">Sonda temperatura 18B20 </text:span><text:bookmark text:name="_GoBack"/><text:span text:style-name="T1">per Temperatura Aria calda</text:span></text:p>
        </text:list-item>
        <text:list-item>
          <text:p text:style-name="P15">12V Fan</text:p>
        </text:list-item>
        <text:list-item>
          <text:p text:style-name="P15">12V Peltier Cell</text:p>
        </text:list-item>
        <text:list-item>
          <text:p text:style-name="P15">Dissipator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Falzone</meta:initial-creator>
    <meta:editing-cycles>11</meta:editing-cycles>
    <meta:creation-date>2019-02-04T16:28:00</meta:creation-date>
    <dc:date>2019-05-20T17:28:57.591199195</dc:date>
    <meta:editing-duration>PT47M58S</meta:editing-duration>
    <meta:generator>LibreOffice/6.0.7.3$Linux_X86_64 LibreOffice_project/00m0$Build-3</meta:generator>
    <meta:document-statistic meta:table-count="0" meta:image-count="0" meta:object-count="0" meta:page-count="2" meta:paragraph-count="50" meta:word-count="376" meta:character-count="2480" meta:non-whitespace-character-count="2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